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fo:color="#127622" loext:opacity="100%" officeooo:rsid="00061ab1" officeooo:paragraph-rsid="00061ab1"/>
    </style:style>
    <style:style style:name="P2" style:family="paragraph" style:parent-style-name="Standard">
      <style:paragraph-properties fo:margin-top="0cm" fo:margin-bottom="0.499cm" style:contextual-spacing="false">
        <style:tab-stops>
          <style:tab-stop style:position="17.013cm" style:type="right"/>
        </style:tab-stops>
      </style:paragraph-properties>
      <style:text-properties officeooo:rsid="00061ab1" officeooo:paragraph-rsid="00061ab1"/>
    </style:style>
    <style:style style:name="P3" style:family="paragraph" style:parent-style-name="Standard" style:list-style-name="L1">
      <style:text-properties officeooo:rsid="00061ab1" officeooo:paragraph-rsid="00061ab1"/>
    </style:style>
    <style:style style:name="P4" style:family="paragraph" style:parent-style-name="Standard">
      <style:paragraph-properties fo:margin-top="0cm" fo:margin-bottom="0.199cm" style:contextual-spacing="false"/>
      <style:text-properties officeooo:paragraph-rsid="00061ab1"/>
    </style:style>
    <style:style style:name="P5" style:family="paragraph" style:parent-style-name="Standard">
      <style:paragraph-properties fo:margin-top="0cm" fo:margin-bottom="0.199cm" style:contextual-spacing="false"/>
      <style:text-properties fo:font-weight="bold" officeooo:rsid="00061ab1" officeooo:paragraph-rsid="00061ab1" style:font-weight-asian="bold" style:font-weight-complex="bold"/>
    </style:style>
    <style:style style:name="P6" style:family="paragraph" style:parent-style-name="Standard" style:list-style-name="L1">
      <style:paragraph-properties fo:margin-top="0cm" fo:margin-bottom="0.3cm" style:contextual-spacing="false"/>
      <style:text-properties officeooo:paragraph-rsid="00061ab1"/>
    </style:style>
    <style:style style:name="P7" style:family="paragraph" style:parent-style-name="Standard" style:list-style-name="L2">
      <style:text-properties fo:font-weight="normal" officeooo:rsid="00061ab1" officeooo:paragraph-rsid="00061ab1" style:font-weight-asian="normal" style:font-weight-complex="normal"/>
    </style:style>
    <style:style style:name="P8" style:family="paragraph" style:parent-style-name="Standard" style:list-style-name="L2">
      <style:paragraph-properties fo:margin-top="0cm" fo:margin-bottom="0.3cm" style:contextual-spacing="false"/>
      <style:text-properties fo:font-weight="normal" officeooo:rsid="00061ab1" officeooo:paragraph-rsid="00061ab1" style:font-weight-asian="normal" style:font-weight-complex="normal"/>
    </style:style>
    <style:style style:name="P9" style:family="paragraph" style:parent-style-name="Standard">
      <style:text-properties fo:font-weight="normal" officeooo:rsid="0007365c" officeooo:paragraph-rsid="0007365c" style:font-weight-asian="normal" style:font-weight-complex="normal"/>
    </style:style>
    <style:style style:name="T1" style:family="text">
      <style:text-properties officeooo:rsid="00061ab1"/>
    </style:style>
    <style:style style:name="T2" style:family="text">
      <style:text-properties fo:font-weight="bold" officeooo:rsid="00061ab1" style:font-weight-asian="bold" style:font-weight-complex="bold"/>
    </style:style>
    <style:style style:name="T3" style:family="text">
      <style:text-properties officeooo:rsid="0006dd37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ESTIONARIO TIFLOTECNOLOGÍA ONCE</text:p>
      <text:p text:style-name="P2"><text:tab/>Javier Peiro</text:p>
      <text:p text:style-name="P5">Preguntas abiertas:</text:p>
      <text:list text:style-name="L1">
        <text:list-item>
          <text:p text:style-name="P3">Como marido de una persona con esclerosis múltiple y que pueda necesitar conocimientos en el futuro, que innovaciones en tiflotecnología están ayudando más a las personas con discapacidad visual a integrarse mejor en el entorno laboral?</text:p>
        </text:list-item>
        <text:list-item>
          <text:p text:style-name="P6"><text:span text:style-name="T1">¿Cuales son los problemas principales que se están encontrando a la hora de aplicar la tiflotecnología?</text:span></text:p>
        </text:list-item>
      </text:list>
      <text:p text:style-name="P4"><text:span text:style-name="T2">Preguntas cerradas:</text:span></text:p>
      <text:list text:style-name="L2">
        <text:list-item>
          <text:p text:style-name="P7">¿La tiflotecnología desarrolla herramientas hardware o solo las implementa?</text:p>
        </text:list-item>
        <text:list-item>
          <text:p text:style-name="P8">¿La ONCE realiza formación específica de ti<text:span text:style-name="T3">fl</text:span>otecnología a usuarios?</text:p>
        </text:list-item>
      </text:list>
      <text:p text:style-name="P5"><text:span text:style-name="T3">R</text:span>elación <text:span text:style-name="T3">entre la</text:span> Tiflotecnología <text:span text:style-name="T3">y</text:span> la Accesibilidad a la web:</text:p>
      <text:p text:style-name="P9">La tiflotecnología es un conjunto de herramientas y dispositivos diseñados para personas con discapacidad visual.<text:line-break/>La accesibilidad web está altamente relacionado con este concepto, así que la tiflotecnología juega un papel clave en la accesibilidad web, impulsandola.</text:p>
      <text:p text:style-name="P9">Seguramente hará falta seguir unas pautas en los sitios web para que la tiflotecnología y sus dispositivos funcionen correctamente, pero al hacerlo estaremos creando un diseño inclusivo para más de tres millones de personas tan solo en España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7T11:41:46.911739352</meta:creation-date>
    <dc:date>2024-12-27T12:21:53.636813842</dc:date>
    <meta:editing-duration>PT19M</meta:editing-duration>
    <meta:editing-cycles>1</meta:editing-cycles>
    <meta:document-statistic meta:table-count="0" meta:image-count="0" meta:object-count="0" meta:page-count="1" meta:paragraph-count="11" meta:word-count="168" meta:character-count="1146" meta:non-whitespace-character-count="992"/>
    <meta:generator>LibreOffice/24.2.7.2$Linux_X86_64 LibreOffice_project/420$Build-2</meta:generator>
  </office:meta>
</office:document-meta>
</file>